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20e9" officeooo:paragraph-rsid="000920e9"/>
    </style:style>
    <style:style style:name="P2" style:family="paragraph" style:parent-style-name="Standard">
      <style:text-properties officeooo:rsid="000920e9" officeooo:paragraph-rsid="000968a1"/>
    </style:style>
    <style:style style:name="P3" style:family="paragraph" style:parent-style-name="Standard">
      <style:text-properties style:text-underline-style="solid" style:text-underline-width="auto" style:text-underline-color="font-color" fo:font-weight="bold" officeooo:rsid="000920e9" officeooo:paragraph-rsid="000920e9" style:font-weight-asian="bold" style:font-weight-complex="bold"/>
    </style:style>
    <style:style style:name="P4" style:family="paragraph" style:parent-style-name="Standard">
      <style:text-properties fo:font-style="italic" style:text-underline-style="solid" style:text-underline-width="auto" style:text-underline-color="font-color" officeooo:rsid="000968a1" officeooo:paragraph-rsid="000968a1" style:font-style-asian="italic" style:font-style-complex="italic"/>
    </style:style>
    <style:style style:name="P5" style:family="paragraph" style:parent-style-name="Standard">
      <style:text-properties fo:font-style="italic" style:text-underline-style="solid" style:text-underline-width="auto" style:text-underline-color="font-color" officeooo:rsid="000d2107" officeooo:paragraph-rsid="000d2107"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e35f9" officeooo:paragraph-rsid="000e35f9" style:font-style-asian="italic" style:font-style-complex="italic"/>
    </style:style>
    <style:style style:name="P7" style:family="paragraph" style:parent-style-name="Standard">
      <style:text-properties fo:font-style="italic" style:text-underline-style="solid" style:text-underline-width="auto" style:text-underline-color="font-color" fo:font-weight="bold" officeooo:rsid="000b5529" officeooo:paragraph-rsid="000b5529"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bold" officeooo:rsid="000d2107" officeooo:paragraph-rsid="000d2107"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2bc11" officeooo:paragraph-rsid="0012bc11"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5eb6a" officeooo:paragraph-rsid="0015eb6a"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64040" officeooo:paragraph-rsid="00164040" style:font-style-asian="normal" style:font-weight-asian="bold" style:font-style-complex="normal" style:font-weight-complex="bold"/>
    </style:style>
    <style:style style:name="P12" style:family="paragraph" style:parent-style-name="Standard">
      <style:text-properties fo:font-style="normal" style:text-underline-style="solid" style:text-underline-width="auto" style:text-underline-color="font-color" fo:font-weight="normal" officeooo:rsid="000d2107" officeooo:paragraph-rsid="000d2107"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0f6c49" officeooo:paragraph-rsid="000f6c49"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15" style:family="paragraph" style:parent-style-name="Standard">
      <style:text-properties fo:font-style="normal" style:text-underline-style="none" fo:font-weight="normal" officeooo:rsid="000b5529" officeooo:paragraph-rsid="000b5529"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font-style="normal" style:text-underline-style="none" fo:font-weight="normal" officeooo:rsid="00115b92" officeooo:paragraph-rsid="00115b92" style:font-style-asian="normal" style:font-weight-asian="normal" style:font-style-complex="normal" style:font-weight-complex="normal"/>
    </style:style>
    <style:style style:name="P18" style:family="paragraph" style:parent-style-name="Standard">
      <style:paragraph-properties fo:text-align="start" style:justify-single-word="false"/>
      <style:text-properties fo:font-style="normal" style:text-underline-style="none" fo:font-weight="normal" officeooo:rsid="0012bc11" officeooo:paragraph-rsid="0012bc11"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146071" officeooo:paragraph-rsid="00146071"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4efab" officeooo:paragraph-rsid="0014efab"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64040" officeooo:paragraph-rsid="00164040"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5eb6a" officeooo:paragraph-rsid="0015eb6a"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6ee42" officeooo:paragraph-rsid="0016ee42"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16ee42" officeooo:paragraph-rsid="00164040"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0e35f9" officeooo:paragraph-rsid="000e35f9" fo:background-color="#ffff00" style:font-style-asian="normal" style:font-weight-asian="normal" style:font-style-complex="normal" style:font-weight-complex="normal"/>
    </style:style>
    <style:style style:name="P26" style:family="paragraph" style:parent-style-name="Standard">
      <style:text-properties fo:font-style="normal" style:text-underline-style="none" officeooo:rsid="000968a1" officeooo:paragraph-rsid="000968a1" style:font-style-asian="normal" style:font-style-complex="normal"/>
    </style:style>
    <style:style style:name="P27" style:family="paragraph" style:parent-style-name="Standard">
      <style:text-properties fo:font-style="normal" style:text-underline-style="none" officeooo:rsid="000d2107" officeooo:paragraph-rsid="000d2107" style:font-style-asian="normal" style:font-style-complex="normal"/>
    </style:style>
    <style:style style:name="P28" style:family="paragraph" style:parent-style-name="Standard">
      <style:text-properties fo:font-style="normal" style:text-underline-style="none" officeooo:rsid="000b5529" officeooo:paragraph-rsid="000968a1"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12bc11" officeooo:paragraph-rsid="0012bc11"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164040" officeooo:paragraph-rsid="00164040" style:font-style-asian="normal" style:font-style-complex="normal"/>
    </style:style>
    <style:style style:name="P31" style:family="paragraph" style:parent-style-name="Standard">
      <style:paragraph-properties fo:padding="0.074cm" fo:border-left="none" fo:border-right="none" fo:border-top="none" fo:border-bottom="0.99pt solid #000000" style:join-border="false"/>
      <style:text-properties fo:font-style="normal" style:text-underline-style="none" fo:font-weight="normal" officeooo:rsid="000f6c49" officeooo:paragraph-rsid="000e35f9" style:font-style-asian="normal" style:font-weight-asian="normal" style:font-style-complex="normal" style:font-weight-complex="normal"/>
    </style:style>
    <style:style style:name="P32" style:family="paragraph" style:parent-style-name="Standard">
      <style:paragraph-properties fo:text-align="start" style:justify-single-word="false" fo:padding="0.074cm" fo:border-left="none" fo:border-right="none" fo:border-top="none" fo:border-bottom="0.99pt solid #000000" style:join-border="false"/>
      <style:text-properties fo:font-style="normal" style:text-underline-style="none" fo:font-weight="normal" officeooo:rsid="000f6c49" officeooo:paragraph-rsid="000f6c49" style:font-style-asian="normal" style:font-weight-asian="normal" style:font-style-complex="normal" style:font-weight-complex="normal"/>
    </style:style>
    <style:style style:name="P33" style:family="paragraph" style:parent-style-name="Standard">
      <style:text-properties fo:font-style="normal" style:text-underline-style="none" officeooo:rsid="001b0b15" officeooo:paragraph-rsid="000d2107" style:font-style-asian="normal" style:font-style-complex="normal"/>
    </style:style>
    <style:style style:name="P34" style:family="paragraph" style:parent-style-name="Standard">
      <style:text-properties fo:font-style="normal" style:text-underline-style="none" fo:font-weight="normal" officeooo:rsid="000d2107" officeooo:paragraph-rsid="000d2107" fo:background-color="#ffff00" style:font-style-asian="normal" style:font-weight-asian="normal" style:font-style-complex="normal" style:font-weight-complex="normal"/>
    </style:style>
    <style:style style:name="P35" style:family="paragraph" style:parent-style-name="Standard">
      <style:text-properties fo:font-style="normal" style:text-underline-style="none" fo:font-weight="normal" officeooo:rsid="000d2107" officeooo:paragraph-rsid="000d2107" style:font-style-asian="normal" style:font-weight-asian="normal" style:font-style-complex="normal" style:font-weight-complex="normal"/>
    </style:style>
    <style:style style:name="P36" style:family="paragraph" style:parent-style-name="Standard">
      <style:text-properties fo:font-style="normal" style:text-underline-style="none" fo:font-weight="normal" officeooo:rsid="000d2107" officeooo:paragraph-rsid="001e4768" style:font-style-asian="normal" style:font-weight-asian="normal" style:font-style-complex="normal" style:font-weight-complex="normal"/>
    </style:style>
    <style:style style:name="P37" style:family="paragraph" style:parent-style-name="Standard">
      <style:text-properties fo:font-style="normal" style:text-underline-style="none" fo:font-weight="normal" officeooo:rsid="000d2107" officeooo:paragraph-rsid="000e35f9" style:font-style-asian="normal" style:font-weight-asian="normal" style:font-style-complex="normal" style:font-weight-complex="normal"/>
    </style:style>
    <style:style style:name="P38" style:family="paragraph" style:parent-style-name="Standard">
      <style:text-properties fo:font-style="normal" style:text-underline-style="none" fo:font-weight="normal" officeooo:rsid="000b5529" officeooo:paragraph-rsid="000b5529" style:font-style-asian="normal" style:font-weight-asian="normal" style:font-style-complex="normal" style:font-weight-complex="normal"/>
    </style:style>
    <style:style style:name="P39" style:family="paragraph" style:parent-style-name="Standard">
      <style:text-properties fo:font-style="normal" style:text-underline-style="none" fo:font-weight="normal" officeooo:rsid="001e4768" officeooo:paragraph-rsid="001e4768" style:font-style-asian="normal" style:font-weight-asian="normal" style:font-style-complex="normal" style:font-weight-complex="normal"/>
    </style:style>
    <style:style style:name="P40" style:family="paragraph" style:parent-style-name="Standard">
      <style:text-properties fo:font-style="normal" style:text-underline-style="none" fo:font-weight="bold" officeooo:rsid="001c4d97" officeooo:paragraph-rsid="001c4d97" style:font-style-asian="normal" style:font-weight-asian="bold" style:font-style-complex="normal" style:font-weight-complex="bold"/>
    </style:style>
    <style:style style:name="P41" style:family="paragraph" style:parent-style-name="Standard">
      <style:text-properties fo:font-style="normal" style:text-underline-style="none" fo:font-weight="bold" officeooo:rsid="001e4768" officeooo:paragraph-rsid="001e4768" style:font-style-asian="normal" style:font-weight-asian="bold" style:font-style-complex="normal" style:font-weight-complex="bold"/>
    </style:style>
    <style:style style:name="P42" style:family="paragraph" style:parent-style-name="Standard">
      <style:text-properties fo:font-style="normal" style:text-underline-style="solid" style:text-underline-width="auto" style:text-underline-color="font-color" fo:font-weight="bold" officeooo:rsid="000d2107" officeooo:paragraph-rsid="000d2107" style:font-style-asian="normal" style:font-weight-asian="bold" style:font-style-complex="normal" style:font-weight-complex="bold"/>
    </style:style>
    <style:style style:name="P43" style:family="paragraph" style:parent-style-name="Standard">
      <style:text-properties style:text-underline-style="solid" style:text-underline-width="auto" style:text-underline-color="font-color" fo:font-weight="bold" officeooo:rsid="000920e9" officeooo:paragraph-rsid="000920e9" style:font-weight-asian="bold" style:font-weight-complex="bold"/>
    </style:style>
    <style:style style:name="P44" style:family="paragraph" style:parent-style-name="Standard">
      <style:text-properties style:text-line-through-style="solid" style:text-line-through-type="single" fo:font-style="italic" style:text-underline-style="none" fo:font-weight="bold" officeooo:rsid="000d2107" officeooo:paragraph-rsid="000d2107" style:font-style-asian="italic" style:font-weight-asian="bold" style:font-style-complex="italic" style:font-weight-complex="bold"/>
    </style:style>
    <style:style style:name="P45" style:family="paragraph" style:parent-style-name="Standard">
      <style:text-properties style:text-line-through-style="solid" style:text-line-through-type="single" fo:font-style="normal" style:text-underline-style="solid" style:text-underline-width="auto" style:text-underline-color="font-color" fo:font-weight="normal" officeooo:rsid="000d2107" officeooo:paragraph-rsid="000d2107" fo:background-color="transparent" style:font-style-asian="normal" style:font-weight-asian="normal" style:font-style-complex="normal" style:font-weight-complex="normal"/>
    </style:style>
    <style:style style:name="P46" style:family="paragraph" style:parent-style-name="Standard">
      <style:text-properties style:text-line-through-style="none" style:text-line-through-type="none" fo:font-style="italic" style:text-underline-style="none" fo:font-weight="bold" officeooo:rsid="001e4768" officeooo:paragraph-rsid="001e4768" style:font-style-asian="italic" style:font-weight-asian="bold" style:font-style-complex="italic" style:font-weight-complex="bold"/>
    </style:style>
    <style:style style:name="P47" style:family="paragraph" style:parent-style-name="Standard">
      <style:text-properties style:text-underline-style="none" fo:font-weight="normal" officeooo:rsid="001e84ac" officeooo:paragraph-rsid="001e84ac" style:font-weight-asian="normal" style:font-weight-complex="normal"/>
    </style:style>
    <style:style style:name="P48" style:family="paragraph" style:parent-style-name="Standard">
      <style:text-properties style:text-underline-style="none" fo:font-weight="bold" officeooo:rsid="000920e9" officeooo:paragraph-rsid="000920e9" style:font-weight-asian="bold" style:font-weight-complex="bold"/>
    </style:style>
    <style:style style:name="P49" style:family="paragraph" style:parent-style-name="Standard">
      <style:text-properties officeooo:rsid="000920e9" officeooo:paragraph-rsid="000920e9"/>
    </style:style>
    <style:style style:name="P50" style:family="paragraph" style:parent-style-name="Standard">
      <style:text-properties officeooo:rsid="000920e9" officeooo:paragraph-rsid="000968a1"/>
    </style:style>
    <style:style style:name="P51" style:family="paragraph">
      <loext:graphic-properties draw:fill="none" draw:fill-color="#ffffff"/>
    </style:style>
    <style:style style:name="T1" style:family="text">
      <style:text-properties officeooo:rsid="000968a1"/>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style:text-underline-style="none"/>
    </style:style>
    <style:style style:name="T5" style:family="text">
      <style:text-properties style:text-underline-style="none" officeooo:rsid="000e35f9"/>
    </style:style>
    <style:style style:name="T6" style:family="text">
      <style:text-properties style:text-underline-style="none" officeooo:rsid="001b0b15"/>
    </style:style>
    <style:style style:name="T7" style:family="text">
      <style:text-properties fo:font-style="normal" style:font-style-asian="normal" style:font-style-complex="normal"/>
    </style:style>
    <style:style style:name="T8" style:family="text">
      <style:text-properties fo:font-style="normal" officeooo:rsid="000b5529"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b0b15" style:font-style-asian="normal" style:font-style-complex="normal"/>
    </style:style>
    <style:style style:name="T11" style:family="text">
      <style:text-properties fo:font-style="normal" style:text-underline-style="none" officeooo:rsid="00205975" style:font-style-asian="normal" style:font-style-complex="normal"/>
    </style:style>
    <style:style style:name="T12" style:family="text">
      <style:text-properties fo:font-style="normal" style:text-underline-style="none" fo:font-weight="normal" style:font-style-asian="normal" style:font-weight-asian="normal" style:font-style-complex="normal" style:font-weight-complex="normal"/>
    </style:style>
    <style:style style:name="T13" style:family="text">
      <style:text-properties fo:font-style="normal" style:text-underline-style="none" fo:font-weight="normal" officeooo:rsid="000d2107" style:font-style-asian="normal" style:font-weight-asian="normal" style:font-style-complex="normal" style:font-weight-complex="normal"/>
    </style:style>
    <style:style style:name="T14" style:family="text">
      <style:text-properties fo:font-style="normal" style:text-underline-style="none" fo:font-weight="normal" officeooo:rsid="001b0b15" style:font-style-asian="normal" style:font-weight-asian="normal" style:font-style-complex="normal" style:font-weight-complex="normal"/>
    </style:style>
    <style:style style:name="T15" style:family="text">
      <style:text-properties fo:font-style="normal" style:text-underline-style="none" fo:font-weight="normal" officeooo:rsid="001e4768" style:font-style-asian="normal" style:font-weight-asian="normal" style:font-style-complex="normal" style:font-weight-complex="normal"/>
    </style:style>
    <style:style style:name="T16" style:family="text">
      <style:text-properties fo:font-style="normal" style:text-underline-style="none" fo:background-color="#ffff00" loext:char-shading-value="0" style:font-style-asian="normal" style:font-style-complex="normal"/>
    </style:style>
    <style:style style:name="T17" style:family="text">
      <style:text-properties fo:font-style="normal" style:text-underline-style="none" officeooo:rsid="000b5529" fo:background-color="#ffff00" loext:char-shading-value="0" style:font-style-asian="normal" style:font-style-complex="normal"/>
    </style:style>
    <style:style style:name="T18" style:family="text">
      <style:text-properties fo:font-style="normal" style:text-underline-style="none" officeooo:rsid="0019efc7" fo:background-color="#ffff00" loext:char-shading-value="0" style:font-style-asian="normal" style:font-style-complex="normal"/>
    </style:style>
    <style:style style:name="T19" style:family="text">
      <style:text-properties fo:font-style="normal" style:text-underline-style="none" officeooo:rsid="001b0b15" fo:background-color="#ffff00" loext:char-shading-value="0" style:font-style-asian="normal" style:font-style-complex="normal"/>
    </style:style>
    <style:style style:name="T20" style:family="text">
      <style:text-properties fo:font-style="normal" style:text-underline-style="none" fo:background-color="transparent" loext:char-shading-value="0" style:font-style-asian="normal" style:font-style-complex="normal"/>
    </style:style>
    <style:style style:name="T21" style:family="text">
      <style:text-properties fo:font-style="normal" style:text-underline-style="none" officeooo:rsid="0019efc7" fo:background-color="transparent" loext:char-shading-value="0" style:font-style-asian="normal" style:font-style-complex="normal"/>
    </style:style>
    <style:style style:name="T22" style:family="text">
      <style:text-properties fo:font-style="normal" style:text-underline-style="none" officeooo:rsid="0019efc7" fo:background-color="transparent" loext:char-shading-value="0" style:font-style-asian="normal" style:font-style-complex="normal"/>
    </style:style>
    <style:style style:name="T23" style:family="text">
      <style:text-properties fo:font-style="normal" style:text-underline-style="none" fo:background-color="transparent" loext:char-shading-value="0" style:font-style-asian="normal" style:font-style-complex="normal"/>
    </style:style>
    <style:style style:name="T24" style:family="text">
      <style:text-properties fo:font-style="normal" style:text-underline-style="none" officeooo:rsid="00205975" fo:background-color="transparent" loext:char-shading-value="0" style:font-style-asian="normal" style:font-style-complex="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normal" officeooo:rsid="000e35f9" style:font-style-asian="normal" style:font-weight-asian="normal" style:font-style-complex="normal" style:font-weight-complex="normal"/>
    </style:style>
    <style:style style:name="T27" style:family="text">
      <style:text-properties fo:font-style="normal" fo:font-weight="normal" officeooo:rsid="001e4768" style:font-style-asian="normal" style:font-weight-asian="normal" style:font-style-complex="normal" style:font-weight-complex="normal"/>
    </style:style>
    <style:style style:name="T28" style:family="text">
      <style:text-properties fo:font-style="normal" fo:font-weight="normal" fo:background-color="transparent" loext:char-shading-value="0" style:font-style-asian="normal" style:font-weight-asian="normal" style:font-style-complex="normal" style:font-weight-complex="normal"/>
    </style:style>
    <style:style style:name="T29" style:family="text">
      <style:text-properties fo:font-style="normal" fo:font-weight="normal" officeooo:rsid="001b0b15" fo:background-color="transparent" loext:char-shading-value="0" style:font-style-asian="normal" style:font-weight-asian="normal" style:font-style-complex="normal" style:font-weight-complex="normal"/>
    </style:style>
    <style:style style:name="T30" style:family="text">
      <style:text-properties fo:font-style="normal" fo:background-color="transparent" loext:char-shading-value="0" style:font-style-asian="normal" style:font-style-complex="normal"/>
    </style:style>
    <style:style style:name="T31" style:family="text">
      <style:text-properties fo:font-weight="normal" style:font-weight-asian="normal" style:font-weight-complex="normal"/>
    </style:style>
    <style:style style:name="T32" style:family="text">
      <style:text-properties fo:font-weight="normal" officeooo:rsid="0014efab" style:font-weight-asian="normal" style:font-weight-complex="normal"/>
    </style:style>
    <style:style style:name="T33" style:family="text">
      <style:text-properties fo:font-weight="normal" officeooo:rsid="0015eb6a" style:font-weight-asian="normal" style:font-weight-complex="normal"/>
    </style:style>
    <style:style style:name="T34" style:family="text">
      <style:text-properties fo:font-weight="normal" officeooo:rsid="0016ee42" style:font-weight-asian="normal" style:font-weight-complex="normal"/>
    </style:style>
    <style:style style:name="T35" style:family="text">
      <style:text-properties fo:font-weight="normal" officeooo:rsid="001c4d97" style:font-weight-asian="normal" style:font-weight-complex="normal"/>
    </style:style>
    <style:style style:name="T36" style:family="text">
      <style:text-properties fo:font-weight="normal" officeooo:rsid="001e4768" style:font-weight-asian="normal" style:font-weight-complex="normal"/>
    </style:style>
    <style:style style:name="T37" style:family="text">
      <style:text-properties fo:font-weight="normal" officeooo:rsid="000d2107" style:font-weight-asian="normal" style:font-weight-complex="normal"/>
    </style:style>
    <style:style style:name="T38" style:family="text">
      <style:text-properties fo:font-weight="normal" officeooo:rsid="001c4d97" fo:background-color="#ff99ff" loext:char-shading-value="0" style:font-weight-asian="normal" style:font-weight-complex="normal"/>
    </style:style>
    <style:style style:name="T39" style:family="text">
      <style:text-properties fo:font-weight="normal" fo:background-color="#ff99ff" loext:char-shading-value="0" style:font-weight-asian="normal" style:font-weight-complex="normal"/>
    </style:style>
    <style:style style:name="T40" style:family="text">
      <style:text-properties fo:font-weight="normal" officeooo:rsid="001e4768" fo:background-color="#ff99ff" loext:char-shading-value="0" style:font-weight-asian="normal" style:font-weight-complex="normal"/>
    </style:style>
    <style:style style:name="T41" style:family="text">
      <style:text-properties fo:font-weight="normal" officeooo:rsid="001e4768" fo:background-color="transparent" loext:char-shading-value="0" style:font-weight-asian="normal" style:font-weight-complex="normal"/>
    </style:style>
    <style:style style:name="T42" style:family="text">
      <style:text-properties officeooo:rsid="000d2107"/>
    </style:style>
    <style:style style:name="T43" style:family="text">
      <style:text-properties officeooo:rsid="0019efc7"/>
    </style:style>
    <style:style style:name="T44" style:family="text">
      <style:text-properties officeooo:rsid="001b0b15"/>
    </style:style>
    <style:style style:name="T45" style:family="text">
      <style:text-properties officeooo:rsid="001e4768"/>
    </style:style>
    <style:style style:name="T46" style:family="text">
      <style:text-properties fo:background-color="transparent" loext:char-shading-value="0"/>
    </style:style>
    <style:style style:name="T47" style:family="text">
      <style:text-properties fo:background-color="#ff99ff" loext:char-shading-value="0"/>
    </style:style>
    <style:style style:name="gr1" style:family="graphic">
      <style:graphic-properties draw:stroke="solid" svg:stroke-color="#000000" draw:fill="none" draw:fill-color="#ffffff" fo:min-height="5.35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in Project: Variables selected</text:p>
      <text:p text:style-name="P1"/>
      <text:p text:style-name="P3">S<text:span text:style-name="T42">ITE LEVEL</text:span></text:p>
      <text:p text:style-name="P3"/>
      <text:p text:style-name="P47">“<text:span text:style-name="T47">LandCoverIndices</text:span>”, The positive land cover codes are combined and the percentage in each buffer is calculated. So Site 1 Buffer 1 <text:s/>= 66% means 66% of the land in buffer 1 is considered as positive for diversity. <text:s/>These were calculated in MainProjBuffers.Rmd. “<text:span text:style-name="T47">PositiveHeterogIndices”</text:span> and “<text:span text:style-name="T47">NegativeHeterogIndices” </text:span><text:span text:style-name="T46"><text:s/>Are the sums per site of positive and negative site descriptors. These were calculated in MainProjSiteDescAnalysis.Rmd. If there is a correlation between richess and these indices it may be worth further splitting them out, eg looking at correlation with just dead wood or just water features etc. </text:span></text:p>
      <text:p text:style-name="P48">“<text:span text:style-name="T40">AnalysisEnvDataLeveSite”,</text:span><text:span text:style-name="T41"> <text:s/>contains the following variables</text:span></text:p>
      <text:p text:style-name="P1"><text:span text:style-name="T43">Longitude</text:span>/Latitude</text:p>
      <text:p text:style-name="P1"><draw:frame text:anchor-type="paragraph" draw:z-index="0" draw:name="Shape1" draw:style-name="gr1" draw:text-style-name="P51" svg:width="6.654cm" svg:height="5.358cm" svg:x="10.77cm" svg:y="0.235cm"><draw:text-box><text:p>Plants recorded in plots: </text:p><text:p>1) everything less than 25cm</text:p><text:p>2)Trees over 5cm DBH</text:p><text:p>3)Saplings height &gt;130cm DBH &lt; 5cm</text:p><text:p>4)Shrubs &gt; 25cm</text:p><text:p/><text:p>Therefore Trees height &lt; 130, DBH &lt;5cm = some short fat trees? Or broken trees??</text:p><text:p>See p 17 summary</text:p><text:p/></draw:text-box></draw:frame>Area/Perimeter</text:p>
      <text:p text:style-name="P1">Designations (SSSI etc)</text:p>
      <text:p text:style-name="P1"/>
      <text:p text:style-name="P2"><text:span text:style-name="T3">Site descriptors. </text:span></text:p>
      <text:p text:style-name="P2">These are ecologist observed <text:span text:style-name="T44">variables</text:span> which can be grouped into several categories.</text:p>
      <text:p text:style-name="P1"/>
      <text:p text:style-name="P1"><text:span text:style-name="T2">Trees/plants</text:span> around the site, not in plots, so not already recorded, or in plots, but not falling within a size category to have been recorded. (<text:span text:style-name="T1">See table to the left).</text:span></text:p>
      <text:p text:style-name="P1"/>
      <text:p text:style-name="P4">Human structures:<text:span text:style-name="T9"> Eg, roads, building, walls, sheep pens, quarries, rubbish.</text:span></text:p>
      <text:p text:style-name="P26"/>
      <text:p text:style-name="P4">Signs of woodland management:<text:span text:style-name="T9"> Coppice stools, pollards, recently cut coppice, brash heaps and prunings, stacked timber, coppice sticks, fire sites, stumps.</text:span></text:p>
      <text:p text:style-name="P26"/>
      <text:p text:style-name="P4">Natural Physical features:<text:span text:style-name="T9"> Rock outcrops, cliff, boulders, gully, ponds, streams, glades.</text:span></text:p>
      <text:p text:style-name="P26"/>
      <text:p text:style-name="P4">Natural features of a plant origin: <text:span text:style-name="T9"><text:s/>Rotten logs, lichen covered trunk, hollow trees, rot holes, and many more.</text:span></text:p>
      <text:p text:style-name="P26"/>
      <text:p text:style-name="P5"><text:span text:style-name="T8">V</text:span><text:span text:style-name="T7">ariable maniputlation.</text:span></text:p>
      <text:p text:style-name="P5"><text:span text:style-name="T30">The land cover in buffers</text:span><text:span text:style-name="T23"> </text:span><text:span text:style-name="T24">has been</text:span><text:span text:style-name="T23"> combined to a </text:span><text:span text:style-name="T22">single</text:span><text:span text:style-name="T23"> row variable per site</text:span><text:span text:style-name="T24"> by splitting </text:span><text:span text:style-name="T9"><text:s/>them into </text:span><text:span text:style-name="T11">2</text:span><text:span text:style-name="T9"> sets: Urban,/Arable, Natural./</text:span><text:span text:style-name="T11">woodland. The percentage in each buffer which was natural/woodland was calculated and this figure is the buffers variable.</text:span></text:p>
      <text:p text:style-name="P27"/>
      <text:p text:style-name="P5"><text:span text:style-name="T20">The site descriptors must also be combined into row level variables per site</text:span><text:span text:style-name="T9">. </text:span><text:span text:style-name="T10">This has been done by summing the number of positive counts. That is, counts for environmental elements that could be expected to have a positive effect on the biodiversity of the woodland. This could occur in several ways. An environmental element could directly relate to an alternative vascular plant habitat, such as a ride or a large watercourse. These elements, even if not one of the surveyed plots, and so not directly adding to richness, will provide <text:s/>a seed store for plots, as well as other non-plant biodiversity which adds to the health of the woodland. Other environmental elements may not provide a plant habitat, but a habitat for other taxa, such as rotting wood. But these habitats again contribute to the health and potentially the vascular plant diversity. For example, a rotting wood habitat might attract insects, which in turn are fed on by birds, which in turn might carry seeds.</text:span></text:p>
      <text:p text:style-name="P33"/>
      <text:p text:style-name="P27"/>
      <text:p text:style-name="P6"><text:soft-page-break/><text:span text:style-name="T17">D</text:span><text:span text:style-name="T16">iversity </text:span><text:span text:style-name="T18">indices</text:span><text:span text:style-name="T16"> and richness from nest leve</text:span><text:span text:style-name="T18">l</text:span><text:span text:style-name="T16"> variables </text:span><text:span text:style-name="T19">c</text:span><text:span text:style-name="T16">an be used</text:span><text:span text:style-name="T9">. Diversity and richness will be estimated for the whole woodland area by upscaling these indices.</text:span></text:p>
      <text:p text:style-name="P28"/>
      <text:p text:style-name="P42">PLOT LEVEL </text:p>
      <text:p text:style-name="P42"><text:span text:style-name="T35"/></text:p>
      <text:p text:style-name="P41"><text:span text:style-name="T35">T</text:span><text:span text:style-name="T31">he majority of the data is in </text:span><text:span text:style-name="T37">“</text:span><text:span text:style-name="T38">AnalysisEnvDataLevelPlot</text:span><text:span text:style-name="T35">”. </text:span><text:span text:style-name="T31">This must be combined with “</text:span><text:span text:style-name="T39">plot_rich</text:span><text:span text:style-name="T31">”.</text:span></text:p>
      <text:p text:style-name="P42"><text:span text:style-name="T35"/></text:p>
      <text:p text:style-name="P40"><text:span text:style-name="T31">The plot level richness was derived in MainProjRichness.Rmd in the plot_richness function and output as a csv </text:span><text:span text:style-name="T36">file plot_rich.csv</text:span></text:p>
      <text:p text:style-name="P15"/>
      <text:p text:style-name="P39">Variables in AnalysisEnvDataLevelPlot are…</text:p>
      <text:p text:style-name="P39"/>
      <text:p text:style-name="P7"><text:span text:style-name="T12">Live basal area: </text:span><text:span text:style-name="T13">(</text:span><text:span text:style-name="T12">This is the basal area of all living shrubs, sapplings and trees.</text:span><text:span text:style-name="T13">)</text:span></text:p>
      <text:p text:style-name="P15">NVC/CSV Allocations.</text:p>
      <text:p text:style-name="P14">Slope and Aspect of each plot.</text:p>
      <text:p text:style-name="P14">Soil pH</text:p>
      <text:p text:style-name="P14">Soil organic matter</text:p>
      <text:p text:style-name="P14">Soil type</text:p>
      <text:p text:style-name="P14"/>
      <text:p text:style-name="P36">….<text:span text:style-name="T45">to add</text:span></text:p>
      <text:p text:style-name="P36"><text:span text:style-name="T45"><text:s/><text:tab/>...various dbh metrics which will be analysed to see if richness depends on any of them</text:span></text:p>
      <text:p text:style-name="P14"><text:tab/>….<text:span text:style-name="T45">plot_richness</text:span></text:p>
      <text:p text:style-name="P14"/>
      <text:p text:style-name="P8"><text:span text:style-name="T45">(</text:span>Plot descriptors.<text:span text:style-name="T9"> </text:span><text:span text:style-name="T12">Similar to site descriptors, </text:span><text:span text:style-name="T14">but on analysis there were few of these for each site and therefore they have not been used.</text:span><text:span text:style-name="T15">)</text:span></text:p>
      <text:p text:style-name="P14"/>
      <text:p text:style-name="P8"><text:span text:style-name="T25">Vari</text:span><text:span text:style-name="T27">a</text:span><text:span text:style-name="T25">b</text:span><text:span text:style-name="T26">le</text:span><text:span text:style-name="T25"> manipulation. </text:span></text:p>
      <text:p text:style-name="P14"/>
      <text:p text:style-name="P44"><text:span text:style-name="T28">DBH measurements will be </text:span><text:span text:style-name="T29">converted</text:span><text:span text:style-name="T28"> to a single plot level variable</text:span><text:span text:style-name="T25"> but using the DBH curve which gives a metric for the openness of the plot. The cumulative sum of DBH in each class is calculated. Thus, if there are many young tress, the next DBH class will have fewer trees, and hence the cumulative sum is large and negative. Vice versa for lots of old trees. The sum is near zero for an even distribution of ages.</text:span></text:p>
      <text:p text:style-name="P46"><text:span text:style-name="T25">DBH mean, variance, highest modal class occupied, and other metrics will be calculated and added as another variable in each plot. When the richness modelling is carried out we can look and see if there is any correlation between any of these metrics. It may be the case that the live basal area is all that’s required. </text:span></text:p>
      <text:p text:style-name="P14"/>
      <text:p text:style-name="P37"/>
      <text:p text:style-name="P42">NEST LEVEL<text:span text:style-name="T31"> </text:span></text:p>
      <text:p text:style-name="P42"><text:span text:style-name="T31"/></text:p>
      <text:p text:style-name="P40"><text:span text:style-name="T31">The nest level richness is available from MainProjRichness.Rmd as the function nest_richness.</text:span></text:p>
      <text:p text:style-name="P40"><text:span text:style-name="T31"/></text:p>
      <text:p text:style-name="P40"><text:span text:style-name="T31">ps “AnalysisGroundFloraBothYrsFlat” is now obsolete because there was an error in the way it had been collected. </text:span></text:p>
      <text:p text:style-name="P40"><text:span text:style-name="T31"/></text:p>
      <text:p text:style-name="P14">This level only contains plant lists with estimated % cover for each plant. </text:p>
      <text:p text:style-name="P14"/>
      <text:p text:style-name="P12">Variable manipulation,</text:p>
      <text:p text:style-name="P45"><text:span text:style-name="T4">The richness will be cal</text:span><text:span text:style-name="T5">culated</text:span><text:span text:style-name="T4"> to give single </text:span><text:span text:style-name="T6">variable</text:span><text:span text:style-name="T4"> per nest, this can be used per plot and per site.</text:span></text:p>
      <text:p text:style-name="P34"><text:soft-page-break/></text:p>
      <text:p text:style-name="P25">Zeta diversity indices per plot and per site.</text:p>
      <text:p text:style-name="P31"/>
      <text:p text:style-name="P16"/>
      <text:p text:style-name="P13">Tables/variables from the data base which have not been used.</text:p>
      <text:p text:style-name="P16"/>
      <text:p text:style-name="P17"/>
      <text:p text:style-name="P16">Dead basal area</text:p>
      <text:p text:style-name="P16">Site list</text:p>
      <text:p text:style-name="P16">Biogeo elements</text:p>
      <text:p text:style-name="P16">Missing plots</text:p>
      <text:p text:style-name="P16">LCM2000 categories</text:p>
      <text:p text:style-name="P16">Survey dates</text:p>
      <text:p text:style-name="P16">Bg_litter</text:p>
      <text:p text:style-name="P16">DH dead all years</text:p>
      <text:p text:style-name="P32"/>
      <text:p text:style-name="P16"/>
      <text:p text:style-name="P18"/>
      <text:p text:style-name="P19">Vegetation survey:</text:p>
      <text:p text:style-name="P20">1) All vegetation &lt; 25cm.) Cover%: is for 200m2 plot. To nearest 5%. Estimated. 1 = &lt;5%, one or two plants = +)</text:p>
      <text:p text:style-name="P20"/>
      <text:p text:style-name="P20">2)Trees = dbh &gt; 5cm AND tree species </text:p>
      <text:p text:style-name="P20">3)Sapling = tree species h &gt; 130cm but dbh &lt; 5cm (opp quadrants only)</text:p>
      <text:p text:style-name="P20">4)Shrubs = &gt; 25cm, not a tree (opp quadrants only)</text:p>
      <text:p text:style-name="P20"/>
      <text:p text:style-name="P20">Therefore: If tree, &lt;130, &lt;5cm, not recorded. </text:p>
      <text:p text:style-name="P20"/>
      <text:p text:style-name="P20">Quadrant areas(m2): 4,25,50,100,200 </text:p>
      <text:p text:style-name="P20"/>
      <text:p text:style-name="P18"/>
      <text:p text:style-name="P18"/>
      <text:p text:style-name="P18"/>
      <text:p text:style-name="P9">Plot level column names</text:p>
      <text:p text:style-name="P18"/>
      <text:p text:style-name="P18">Site = site</text:p>
      <text:p text:style-name="P18">Plot = plot</text:p>
      <text:p text:style-name="P18">Slope Yr1 =slope 1978</text:p>
      <text:p text:style-name="P18">AspectYr1= aspect 1978</text:p>
      <text:p text:style-name="P18">Yr1NVC = NVC classification 1978</text:p>
      <text:p text:style-name="P18">Yr2NVC = NVC classification 2001</text:p>
      <text:p text:style-name="P18">pHYr1 = soil pH 1978</text:p>
      <text:p text:style-name="P18">pHYrs = soil pH 2001</text:p>
      <text:p text:style-name="P18">SOMYr1 = soil organic matter content 1978</text:p>
      <text:p text:style-name="P18">SOMYr2 = soil organic matter content 2001</text:p>
      <text:p text:style-name="P18">MSG = major soil grouping …. there are other subgoups and names that I haven't imported</text:p>
      <text:p text:style-name="P29"><text:span text:style-name="T31">Live Basal AreaYr1 = </text:span><text:span text:style-name="T32">sum of live basal area of all living shrubs, saplings and trees already counted (so not all quadrants because saplings and shrubs are only recorded in 2 quadrant</text:span><text:span text:style-name="T33">s, but missing a few saplings shouldnt matter much to using this for infering canopy).</text:span></text:p>
      <text:p text:style-name="P22">LiveBasalAreaYr2 = as above.</text:p>
      <text:p text:style-name="P22"/>
      <text:p text:style-name="P22">To add to this: mean dbh.</text:p>
      <text:p text:style-name="P23"><text:soft-page-break/>Species richness per plot will be added to this</text:p>
      <text:p text:style-name="P22"/>
      <text:p text:style-name="P10">Site level column names</text:p>
      <text:p text:style-name="P22"/>
      <text:p text:style-name="P22">Site = site</text:p>
      <text:p text:style-name="P22">Alt_m = altitude in meters</text:p>
      <text:p text:style-name="P22">Area_ha = site area in hectares</text:p>
      <text:p text:style-name="P22">Perim_m = site perimeter in meters</text:p>
      <text:p text:style-name="P22">Easting = Easting</text:p>
      <text:p text:style-name="P22">Northing = Northing …. See python prog to translate to grid refs.</text:p>
      <text:p text:style-name="P22">SSSI/AONB/NCR/NNR/LWTReserve/RSPB/ = binary response to whether site has a designation</text:p>
      <text:p text:style-name="P22">Any Des = binary response if any o the above apply</text:p>
      <text:p text:style-name="P22">No of Des = How many designations it has</text:p>
      <text:p text:style-name="P22">AW = listed in ancient woodlands inventory</text:p>
      <text:p text:style-name="P22">PAWS = potential ancient woodland restoration site</text:p>
      <text:p text:style-name="P22"/>
      <text:p text:style-name="P22">to add to this: environmental positive habitat index derived from site descriptors</text:p>
      <text:p text:style-name="P23">Note – there is no land cover in buffers included at the site level, maybe this needs to be added in. but needs to be combined into a metric than fits one line per site.</text:p>
      <text:p text:style-name="P23"/>
      <text:p text:style-name="P23">Total extrapolated richness will be added to this.</text:p>
      <text:p text:style-name="P22"/>
      <text:p text:style-name="P11">Nest Level</text:p>
      <text:p text:style-name="P21">Site = site</text:p>
      <text:p text:style-name="P21">Plot = plot</text:p>
      <text:p text:style-name="P21">Nest = nest</text:p>
      <text:p text:style-name="P30"><text:span text:style-name="T31"><text:s/>C</text:span><text:span text:style-name="T34">o</text:span><text:span text:style-name="T31">verYr1 = %estimate of ground over over <text:s/>200m2. </text:span><text:span text:style-name="T34">1 = &lt; 5 %, <text:s/>0.5 = +, a few scattered?? Check this otherwise a percentage.</text:span></text:p>
      <text:p text:style-name="P24"/>
      <text:p text:style-name="P24"/>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09:23:35.760856156</meta:creation-date>
    <dc:date>2018-02-14T15:34:40.781791235</dc:date>
    <meta:editing-duration>P1DT3H56M24S</meta:editing-duration>
    <meta:editing-cycles>10</meta:editing-cycles>
    <meta:generator>LibreOffice/5.1.6.2$Linux_X86_64 LibreOffice_project/10m0$Build-2</meta:generator>
    <meta:print-date>2018-01-31T11:21:18.236187586</meta:print-date>
    <meta:document-statistic meta:table-count="0" meta:image-count="0" meta:object-count="0" meta:page-count="4" meta:paragraph-count="94" meta:word-count="1167" meta:character-count="7030" meta:non-whitespace-character-count="5932"/>
  </office:meta>
</office:document-meta>
</file>